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automatic-styles>
    <style:style style:name="P1" style:family="paragraph" style:parent-style-name="Standard">
      <style:paragraph-properties fo:orphans="2" fo:widows="2"/>
      <style:text-properties style:font-name-complex="Arial"/>
    </style:style>
    <style:style style:name="P2" style:family="paragraph" style:parent-style-name="Standard">
      <style:paragraph-properties fo:orphans="2" fo:widows="2"/>
      <style:text-properties fo:font-weight="bold" officeooo:rsid="002b6d9c" officeooo:paragraph-rsid="002b6d9c" style:font-weight-asian="bold" style:font-name-complex="Arial" style:font-weight-complex="bold"/>
    </style:style>
    <style:style style:name="P3" style:family="paragraph" style:parent-style-name="Standard">
      <style:paragraph-properties fo:orphans="2" fo:widows="2"/>
      <style:text-properties fo:font-weight="bold" officeooo:rsid="0035b278" officeooo:paragraph-rsid="0035b278" style:font-weight-asian="bold" style:font-name-complex="Arial" style:font-weight-complex="bold"/>
    </style:style>
    <style:style style:name="P4" style:family="paragraph" style:parent-style-name="Standard">
      <style:paragraph-properties fo:orphans="2" fo:widows="2"/>
      <style:text-properties fo:font-weight="bold" officeooo:rsid="0035b278" officeooo:paragraph-rsid="0036aa48" style:font-weight-asian="bold" style:font-name-complex="Arial" style:font-weight-complex="bold"/>
    </style:style>
    <style:style style:name="P5" style:family="paragraph" style:parent-style-name="Standard">
      <style:paragraph-properties fo:orphans="2" fo:widows="2"/>
      <style:text-properties fo:font-weight="bold" officeooo:rsid="0035b278" officeooo:paragraph-rsid="0064f71c" style:font-weight-asian="bold" style:font-name-complex="Arial" style:font-weight-complex="bold"/>
    </style:style>
    <style:style style:name="P6" style:family="paragraph" style:parent-style-name="Standard">
      <style:paragraph-properties fo:orphans="2" fo:widows="2"/>
      <style:text-properties fo:font-weight="bold" officeooo:paragraph-rsid="005bad46" style:font-weight-asian="bold" style:font-name-complex="Arial" style:font-weight-complex="bold"/>
    </style:style>
    <style:style style:name="P7" style:family="paragraph" style:parent-style-name="Standard">
      <style:paragraph-properties fo:orphans="2" fo:widows="2"/>
      <style:text-properties fo:font-weight="normal" officeooo:rsid="0035b278" officeooo:paragraph-rsid="0035b278" style:font-weight-asian="normal" style:font-name-complex="Arial" style:font-weight-complex="normal"/>
    </style:style>
    <style:style style:name="P8" style:family="paragraph" style:parent-style-name="Standard">
      <style:paragraph-properties fo:orphans="2" fo:widows="2"/>
      <style:text-properties fo:font-weight="normal" officeooo:rsid="0035b278" officeooo:paragraph-rsid="0036aa48" style:font-weight-asian="normal" style:font-name-complex="Arial" style:font-weight-complex="normal"/>
    </style:style>
    <style:style style:name="P9" style:family="paragraph" style:parent-style-name="Standard">
      <style:paragraph-properties fo:orphans="2" fo:widows="2"/>
      <style:text-properties fo:font-weight="normal" officeooo:rsid="0036aa48" officeooo:paragraph-rsid="0036aa48" style:font-weight-asian="normal" style:font-name-complex="Arial" style:font-weight-complex="normal"/>
    </style:style>
    <style:style style:name="P10" style:family="paragraph" style:parent-style-name="Standard">
      <style:paragraph-properties fo:orphans="2" fo:widows="2"/>
      <style:text-properties fo:font-weight="normal" officeooo:rsid="0036bb4e" officeooo:paragraph-rsid="0036bb4e" style:font-weight-asian="normal" style:font-name-complex="Arial" style:font-weight-complex="normal"/>
    </style:style>
    <style:style style:name="P11" style:family="paragraph" style:parent-style-name="Standard">
      <style:paragraph-properties fo:orphans="2" fo:widows="2"/>
      <style:text-properties fo:font-weight="normal" officeooo:rsid="0064f71c" officeooo:paragraph-rsid="0065af32" style:font-weight-asian="normal" style:font-name-complex="Arial" style:font-weight-complex="normal"/>
    </style:style>
    <style:style style:name="P12" style:family="paragraph" style:parent-style-name="Standard">
      <style:paragraph-properties fo:orphans="2" fo:widows="2"/>
      <style:text-properties fo:font-weight="normal" officeooo:rsid="002b6d9c" officeooo:paragraph-rsid="00663711" style:font-weight-asian="normal" style:font-weight-complex="normal"/>
    </style:style>
    <style:style style:name="P13" style:family="paragraph" style:parent-style-name="Standard">
      <style:paragraph-properties fo:orphans="2" fo:widows="2"/>
      <style:text-properties officeooo:paragraph-rsid="0036f623"/>
    </style:style>
    <style:style style:name="P14" style:family="paragraph" style:parent-style-name="Standard">
      <style:paragraph-properties fo:orphans="2" fo:widows="2"/>
      <style:text-properties fo:language="en" fo:country="US" fo:font-weight="normal" officeooo:rsid="006199e8" officeooo:paragraph-rsid="006199e8" style:font-weight-asian="normal" style:font-name-complex="Arial" style:font-weight-complex="normal"/>
    </style:style>
    <style:style style:name="P15" style:family="paragraph" style:parent-style-name="Standard">
      <style:paragraph-properties fo:orphans="2" fo:widows="2"/>
      <style:text-properties fo:language="en" fo:country="US" fo:font-weight="normal" officeooo:rsid="0035b278" officeooo:paragraph-rsid="0064f71c" style:font-weight-asian="normal" style:font-name-complex="Arial" style:font-weight-complex="normal"/>
    </style:style>
    <style:style style:name="P16" style:family="paragraph" style:parent-style-name="Standard">
      <style:paragraph-properties fo:margin-top="0.21cm" fo:margin-bottom="0.21cm" loext:contextual-spacing="false" fo:line-height="100%" fo:orphans="2" fo:widows="2"/>
    </style:style>
    <style:style style:name="P17" style:family="paragraph" style:parent-style-name="Standard">
      <style:paragraph-properties fo:margin-top="0.21cm" fo:margin-bottom="0.21cm" loext:contextual-spacing="false" fo:line-height="100%" fo:orphans="2" fo:widows="2"/>
      <style:text-properties fo:font-weight="bold" officeooo:rsid="003c21c7" officeooo:paragraph-rsid="003c21c7" style:font-weight-asian="bold" style:font-weight-complex="bold"/>
    </style:style>
    <style:style style:name="P18" style:family="paragraph" style:parent-style-name="Standard">
      <style:paragraph-properties fo:margin-top="0.21cm" fo:margin-bottom="0.21cm" loext:contextual-spacing="false" fo:line-height="100%" fo:orphans="2" fo:widows="2"/>
      <style:text-properties fo:font-weight="bold" officeooo:rsid="003c21c7" officeooo:paragraph-rsid="00600e31" style:font-weight-asian="bold" style:font-weight-complex="bold"/>
    </style:style>
    <style:style style:name="P19" style:family="paragraph" style:parent-style-name="Horizontal_20_Line">
      <style:paragraph-properties fo:margin-top="0.499cm" fo:margin-bottom="0.21cm" loext:contextual-spacing="false"/>
      <style:text-properties fo:font-size="12pt" fo:font-weight="bold" style:font-size-asian="12pt" style:font-weight-asian="bold" style:font-size-complex="12pt" style:font-weight-complex="bold"/>
    </style:style>
    <style:style style:name="P20" style:family="paragraph" style:parent-style-name="Horizontal_20_Line">
      <style:paragraph-properties fo:margin-top="0.499cm" fo:margin-bottom="0.21cm" loext:contextual-spacing="false"/>
      <style:text-properties fo:font-size="12pt" fo:font-weight="bold" officeooo:rsid="00559444" officeooo:paragraph-rsid="00559444" style:font-size-asian="12pt" style:font-weight-asian="bold" style:font-size-complex="12pt" style:font-weight-complex="bold"/>
    </style:style>
    <style:style style:name="P21" style:family="paragraph" style:parent-style-name="Horizontal_20_Line">
      <style:paragraph-properties fo:margin-top="0.499cm" fo:margin-bottom="0.21cm" loext:contextual-spacing="false"/>
      <style:text-properties fo:font-size="12pt" fo:font-weight="bold" officeooo:rsid="00663711" officeooo:paragraph-rsid="00663711" style:font-size-asian="12pt" style:font-weight-asian="bold" style:font-size-complex="12pt" style:font-weight-complex="bold"/>
    </style:style>
    <style:style style:name="P22" style:family="paragraph" style:parent-style-name="Horizontal_20_Line">
      <style:paragraph-properties fo:margin-top="0.499cm" fo:margin-bottom="0.21cm" loext:contextual-spacing="false" fo:orphans="2" fo:widows="2"/>
      <style:text-properties fo:font-size="12pt" fo:font-weight="bold" officeooo:rsid="00385dc0" officeooo:paragraph-rsid="00385dc0" style:font-size-asian="12pt" style:font-weight-asian="bold" style:font-name-complex="Arial" style:font-size-complex="12pt" style:font-weight-complex="bold"/>
    </style:style>
    <style:style style:name="P23" style:family="paragraph" style:parent-style-name="Standard">
      <style:paragraph-properties fo:margin-top="0.21cm" fo:margin-bottom="0cm" loext:contextual-spacing="false" fo:line-height="100%" fo:orphans="2" fo:widows="2" style:writing-mode="lr-tb"/>
    </style:style>
    <style:style style:name="P24" style:family="paragraph" style:parent-style-name="Standard">
      <style:paragraph-properties fo:orphans="2" fo:widows="2"/>
      <style:text-properties fo:font-weight="normal" officeooo:rsid="0036f623" officeooo:paragraph-rsid="00690f26" style:font-weight-asian="normal" style:font-name-complex="Arial" style:font-weight-complex="normal"/>
    </style:style>
    <style:style style:name="P25" style:family="paragraph" style:parent-style-name="Heading_20_1" style:master-page-name="Standard">
      <style:paragraph-properties fo:margin-top="0.21cm" fo:margin-bottom="0.21cm" loext:contextual-spacing="false" style:page-number="auto"/>
      <style:text-properties officeooo:rsid="00279da2" officeooo:paragraph-rsid="00279da2"/>
    </style:style>
    <style:style style:name="P26" style:family="paragraph" style:parent-style-name="Text_20_body" style:list-style-name="L1" style:master-page-name="">
      <loext:graphic-properties draw:fill="none"/>
      <style:paragraph-properties fo:margin-left="0.499cm" fo:margin-right="0cm" fo:margin-top="0cm" fo:margin-bottom="0cm" loext:contextual-spacing="false" fo:line-height="150%" fo:orphans="0" fo:widows="0" fo:text-indent="-0.499cm" style:auto-text-indent="false" style:page-number="auto" fo:background-color="transparent" style:text-autospace="none" style:writing-mode="lr-tb">
        <style:tab-stops>
          <style:tab-stop style:position="0.503cm"/>
        </style:tab-stops>
      </style:paragraph-properties>
      <style:text-properties officeooo:rsid="0064f71c" officeooo:paragraph-rsid="0064f71c"/>
    </style:style>
    <style:style style:name="P27"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64f71c" officeooo:paragraph-rsid="0064f71c"/>
    </style:style>
    <style:style style:name="P28"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974de" officeooo:paragraph-rsid="0064f71c"/>
    </style:style>
    <style:style style:name="P29"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974de" officeooo:paragraph-rsid="002974de"/>
    </style:style>
    <style:style style:name="P30"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28bc64" officeooo:paragraph-rsid="0028bc64"/>
    </style:style>
    <style:style style:name="P31"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36684b" officeooo:paragraph-rsid="0036684b"/>
    </style:style>
    <style:style style:name="P32" style:family="paragraph" style:parent-style-name="Text_20_body" style:list-style-name="L1">
      <loext:graphic-properties draw:fill="none"/>
      <style:paragraph-properties fo:margin-left="0.499cm" fo:margin-right="0cm" fo:margin-top="0cm" fo:margin-bottom="0cm" loext:contextual-spacing="false" fo:line-height="150%" fo:orphans="0" fo:widows="0" fo:text-indent="-0.499cm" style:auto-text-indent="false" fo:background-color="transparent" style:text-autospace="none" style:writing-mode="lr-tb">
        <style:tab-stops>
          <style:tab-stop style:position="0.503cm"/>
        </style:tab-stops>
      </style:paragraph-properties>
      <style:text-properties officeooo:rsid="006a0243" officeooo:paragraph-rsid="006a0243" style:language-asian="ko" style:country-asian="KR"/>
    </style:style>
    <style:style style:name="P33"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385dc0" officeooo:paragraph-rsid="00385dc0"/>
    </style:style>
    <style:style style:name="P34" style:family="paragraph" style:parent-style-name="Text_20_body" style:list-style-name="L1" style:master-page-name="">
      <loext:graphic-properties draw:fill="none"/>
      <style:paragraph-properties fo:margin-left="0.6cm" fo:margin-right="0cm" fo:margin-top="0cm" fo:margin-bottom="0cm" loext:contextual-spacing="false" fo:line-height="150%" fo:orphans="0" fo:widows="0" fo:text-indent="-0.6cm" style:auto-text-indent="false" style:page-number="auto" fo:background-color="transparent" style:text-autospace="none" style:writing-mode="lr-tb">
        <style:tab-stops>
          <style:tab-stop style:position="0.503cm"/>
        </style:tab-stops>
      </style:paragraph-properties>
      <style:text-properties officeooo:rsid="00690f26" officeooo:paragraph-rsid="00690f26" style:language-asian="ko" style:country-asian="KR"/>
    </style:style>
    <style:style style:name="P35"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385dc0" officeooo:paragraph-rsid="00385dc0"/>
    </style:style>
    <style:style style:name="P36"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385dc0" officeooo:paragraph-rsid="00559444"/>
    </style:style>
    <style:style style:name="P37"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64f71c" officeooo:paragraph-rsid="0064f71c"/>
    </style:style>
    <style:style style:name="P38" style:family="paragraph" style:parent-style-name="Text_20_body" style:list-style-name="L1">
      <loext:graphic-properties draw:fill="none"/>
      <style:paragraph-properties fo:margin-left="0.6cm" fo:margin-right="0cm" fo:margin-top="0cm" fo:margin-bottom="0cm" loext:contextual-spacing="false" fo:line-height="150%" fo:orphans="0" fo:widows="0" fo:text-indent="-0.6cm" style:auto-text-indent="false" fo:background-color="transparent" style:text-autospace="none" style:writing-mode="lr-tb">
        <style:tab-stops>
          <style:tab-stop style:position="0.503cm"/>
        </style:tab-stops>
      </style:paragraph-properties>
      <style:text-properties officeooo:rsid="00690f26" officeooo:paragraph-rsid="00690f26" style:language-asian="ko" style:country-asian="KR"/>
    </style:style>
    <style:style style:name="T1" style:family="text">
      <style:text-properties fo:font-weight="bold" style:font-weight-asian="bold" style:font-weight-complex="bold"/>
    </style:style>
    <style:style style:name="T2" style:family="text">
      <style:text-properties fo:font-weight="bold" officeooo:rsid="002b6d9c" style:font-weight-asian="bold" style:font-weight-complex="bold"/>
    </style:style>
    <style:style style:name="T3" style:family="text">
      <style:text-properties fo:font-weight="bold" officeooo:rsid="0046131b" style:font-weight-asian="bold" style:font-weight-complex="bold"/>
    </style:style>
    <style:style style:name="T4" style:family="text">
      <style:text-properties fo:font-weight="bold" style:font-weight-asian="bold" style:font-name-complex="Arial" style:font-weight-complex="bold"/>
    </style:style>
    <style:style style:name="T5" style:family="text">
      <style:text-properties fo:font-weight="bold" officeooo:rsid="00279da2" style:font-weight-asian="bold" style:font-name-complex="Arial" style:font-weight-complex="bold"/>
    </style:style>
    <style:style style:name="T6" style:family="text">
      <style:text-properties style:font-name-complex="Arial"/>
    </style:style>
    <style:style style:name="T7" style:family="text">
      <style:text-properties officeooo:rsid="00279da2" style:font-name-complex="Arial"/>
    </style:style>
    <style:style style:name="T8" style:family="text">
      <style:text-properties officeooo:rsid="005271e9" style:font-name-complex="Arial"/>
    </style:style>
    <style:style style:name="T9" style:family="text">
      <style:text-properties officeooo:rsid="00663711" style:font-name-complex="Arial"/>
    </style:style>
    <style:style style:name="T10" style:family="text">
      <style:text-properties fo:language="en" fo:country="US" fo:font-weight="bold" style:font-weight-asian="bold" style:font-name-complex="Arial" style:font-weight-complex="bold"/>
    </style:style>
    <style:style style:name="T11" style:family="text">
      <style:text-properties fo:language="en" fo:country="US" style:font-name-complex="Arial"/>
    </style:style>
    <style:style style:name="T12" style:family="text">
      <style:text-properties fo:language="en" fo:country="US" style:font-name-complex="Arial" style:font-weight-complex="bold"/>
    </style:style>
    <style:style style:name="T13" style:family="text">
      <style:text-properties fo:language="en" fo:country="US" officeooo:rsid="00600e31" style:font-name-complex="Arial"/>
    </style:style>
    <style:style style:name="T14" style:family="text">
      <style:text-properties fo:language="en" fo:country="US" fo:font-weight="normal" style:font-weight-asian="normal" style:font-name-complex="Arial" style:font-weight-complex="normal"/>
    </style:style>
    <style:style style:name="T15" style:family="text">
      <style:text-properties fo:language="en" fo:country="US" fo:font-weight="normal" officeooo:rsid="00600e31" style:font-weight-asian="normal" style:font-name-complex="Arial"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02b6d9c" style:font-weight-asian="normal" style:font-weight-complex="normal"/>
    </style:style>
    <style:style style:name="T18" style:family="text">
      <style:text-properties fo:font-weight="normal" officeooo:rsid="0036f623" style:font-weight-asian="normal" style:font-name-complex="Arial" style:font-weight-complex="normal"/>
    </style:style>
    <style:style style:name="T19" style:family="text">
      <style:text-properties fo:font-weight="normal" officeooo:rsid="00385dc0" style:font-weight-asian="normal" style:font-name-complex="Arial" style:font-weight-complex="normal"/>
    </style:style>
    <style:style style:name="T20" style:family="text">
      <style:text-properties fo:font-weight="normal" officeooo:rsid="0041fda0" style:font-weight-asian="normal" style:font-name-complex="Arial" style:font-weight-complex="normal"/>
    </style:style>
    <style:style style:name="T21" style:family="text">
      <style:text-properties fo:font-weight="normal" officeooo:rsid="005efcb4" style:font-weight-asian="normal" style:font-name-complex="Arial" style:font-weight-complex="normal"/>
    </style:style>
    <style:style style:name="T22" style:family="text">
      <style:text-properties fo:font-weight="normal" officeooo:rsid="00663711" style:font-weight-asian="normal" style:font-name-complex="Arial" style:font-weight-complex="normal"/>
    </style:style>
    <style:style style:name="T23" style:family="text">
      <style:text-properties officeooo:rsid="002951e9"/>
    </style:style>
    <style:style style:name="T24" style:family="text">
      <style:text-properties officeooo:rsid="0036684b"/>
    </style:style>
    <style:style style:name="T25" style:family="text">
      <style:text-properties officeooo:rsid="0036aa48"/>
    </style:style>
    <style:style style:name="T26" style:family="text">
      <style:text-properties officeooo:rsid="0036bb4e"/>
    </style:style>
    <style:style style:name="T27" style:family="text">
      <style:text-properties officeooo:rsid="0036f623"/>
    </style:style>
    <style:style style:name="T28" style:family="text">
      <style:text-properties officeooo:rsid="0038b81e"/>
    </style:style>
    <style:style style:name="T29" style:family="text">
      <style:text-properties officeooo:rsid="003e2a1f"/>
    </style:style>
    <style:style style:name="T30" style:family="text">
      <style:text-properties officeooo:rsid="00437bb4"/>
    </style:style>
    <style:style style:name="T31" style:family="text">
      <style:text-properties officeooo:rsid="004a2489"/>
    </style:style>
    <style:style style:name="T32" style:family="text">
      <style:text-properties officeooo:rsid="004f1468"/>
    </style:style>
    <style:style style:name="T33" style:family="text">
      <style:text-properties officeooo:rsid="0050e09d"/>
    </style:style>
    <style:style style:name="T34" style:family="text">
      <style:text-properties officeooo:rsid="00630c22"/>
    </style:style>
    <style:style style:name="T35" style:family="text">
      <style:text-properties officeooo:rsid="0063d160"/>
    </style:style>
    <style:style style:name="T36" style:family="text">
      <style:text-properties officeooo:rsid="0064f71c"/>
    </style:style>
    <style:style style:name="T37" style:family="text">
      <style:text-properties officeooo:rsid="0065af32"/>
    </style:style>
    <style:style style:name="T38" style:family="text">
      <style:text-properties officeooo:rsid="00672167"/>
    </style:style>
    <style:style style:name="T39" style:family="text">
      <style:text-properties style:language-asian="ko" style:country-asian="KR"/>
    </style:style>
    <style:style style:name="T40" style:family="text">
      <style:text-properties officeooo:rsid="00690f26" style:language-asian="ko" style:country-asian="KR"/>
    </style:style>
    <style:style style:name="T41" style:family="text">
      <style:text-properties officeooo:rsid="0069fc6d" style:language-asian="ko" style:country-asian="KR"/>
    </style:style>
    <style:style style:name="T42" style:family="text">
      <style:text-properties officeooo:rsid="006a0243" style:language-asian="ko" style:country-asian="K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5" text:outline-level="1">Nikita<text:span text:style-name="T30"> Pigasov</text:span></text:h>
      <text:p text:style-name="P16"><text:span text:style-name="T10">E-mail<text:tab/><text:tab/><text:tab/><text:tab/></text:span><text:span text:style-name="T12">nktpgsv@gmail.com</text:span><text:span text:style-name="T11"> </text:span></text:p>
      <text:p text:style-name="P17"><text:span text:style-name="T11">Skype<text:tab/><text:tab/><text:tab/><text:tab/></text:span><text:span text:style-name="T14">lolinternet523</text:span></text:p>
      <text:p text:style-name="P18"><text:span text:style-name="T13">LinkedIn</text:span><text:span text:style-name="T14"><text:tab/><text:tab/><text:tab/></text:span><text:a xlink:type="simple" xlink:href="https://www.linkedin.com/in/nktpgsv" text:style-name="Internet_20_link" text:visited-style-name="Visited_20_Internet_20_Link"><text:span text:style-name="T15">https://www.linkedin.com/in/nktpgsv</text:span></text:a></text:p>
      <text:p text:style-name="P16"><text:span text:style-name="T5">Date of birth</text:span><text:span text:style-name="T4"><text:tab/><text:tab/><text:tab/></text:span><text:span text:style-name="T20">05/15/</text:span><text:span text:style-name="T11">1990</text:span><text:span text:style-name="T6">, </text:span><text:span text:style-name="T7">2</text:span><text:span text:style-name="T9">7 </text:span><text:span text:style-name="T7">years old</text:span></text:p>
      <text:p text:style-name="P16"><text:span text:style-name="T5">Marital status</text:span><text:span text:style-name="T4"><text:tab/><text:tab/><text:tab/></text:span><text:span text:style-name="T22">not married</text:span></text:p>
      <text:p text:style-name="P23"><text:span text:style-name="T5">Location</text:span><text:span text:style-name="T4"><text:tab/><text:tab/><text:tab/></text:span><text:span text:style-name="T22">Seoul, South Korea</text:span></text:p>
      <text:p text:style-name="P19">Summary</text:p>
      <text:list xml:id="list1617342846" text:style-name="L1">
        <text:list-item>
          <text:p text:style-name="P26">OS experience: Windows, Linux, OSX, also managed Windows Server</text:p>
        </text:list-item>
        <text:list-item>
          <text:p text:style-name="P28"><text:span text:style-name="T42">P</text:span>rogramming languages<text:span text:style-name="T42"><text:line-break/>Strong: C, C++, C#, Java<text:line-break/>Weak: Python, bash, Lua, Erlang</text:span></text:p>
        </text:list-item>
        <text:list-item>
          <text:p text:style-name="P32">Familiar with Unity (3 released games) and Unreal engines</text:p>
        </text:list-item>
        <text:list-item>
          <text:p text:style-name="P27"><text:span text:style-name="T42">Have experience as a game server developer</text:span></text:p>
        </text:list-item>
        <text:list-item>
          <text:p text:style-name="P30">Have experience <text:span text:style-name="T42">preparing for and publishing </text:span>games on Steam, iOS, PlayStore</text:p>
        </text:list-item>
        <text:list-item>
          <text:p text:style-name="P31">Proficient with git and svn CVS</text:p>
        </text:list-item>
        <text:list-item>
          <text:p text:style-name="P29">Have <text:span text:style-name="T33">some </text:span>experience in competitive programming</text:p>
        </text:list-item>
        <text:list-item>
          <text:p text:style-name="P29">Have some minor web-development experience<text:span text:style-name="T31"> (HTML, PHP, JavaScript with jQuery)</text:span></text:p>
        </text:list-item>
      </text:list>
      <text:p text:style-name="P19">Education</text:p>
      <text:p text:style-name="P1"><text:span text:style-name="T1">2012-2014, </text:span><text:span text:style-name="T3">M</text:span><text:span text:style-name="T2">aster's degree in Computational Science</text:span><text:span text:style-name="T3"> (not finished)</text:span><text:span text:style-name="T17">, joint between ITMO University and University of Amsterdam</text:span></text:p>
      <text:p text:style-name="P2">2007-2012, Bachelor's degree in Computer Science<text:span text:style-name="T16">, ITMO University</text:span></text:p>
      <text:p text:style-name="P12"><text:span text:style-name="T6">Studied Computer Science at the Computer Technologies department</text:span><text:span text:style-name="T8">, that is famous for its students winning ACMs a bunch of times</text:span></text:p>
      <text:p text:style-name="P21">Wor<text:span text:style-name="T38">k</text:span> experience</text:p>
      <text:p text:style-name="P14">More detailed descriptions of my jobs are available <text:span text:style-name="T34">in</text:span> my <text:span text:style-name="T35">L</text:span>inked<text:span text:style-name="T35">I</text:span>n profile. I omitted them from here to keep the resume short and concise.</text:p>
      <text:p text:style-name="P5">2016-<text:span text:style-name="T36">present</text:span>, <text:a xlink:type="simple" xlink:href="http://binaree.net/" text:style-name="Internet_20_link" text:visited-style-name="Visited_20_Internet_20_Link"><text:span text:style-name="T36">BiNAREE</text:span></text:a>, <text:span text:style-name="T40">Developer (Unity, Unreal, server)</text:span></text:p>
      <text:p text:style-name="P11">I joined the company to work <text:span text:style-name="T37">on a mobile strategy game Pale Lands (https://itunes.apple.com/us/app/pale-lands-zombie-wasteland-survival/id1110646468?mt=8). My initial role was client developer, but then when one of our server programmer left, I transitioned into </text:span><text:span text:style-name="T41">a </text:span><text:span text:style-name="T37">full-stack role (it was my initiative).</text:span><text:span text:style-name="T41"> </text:span><text:span text:style-name="T40">Was active in </text:span><text:span text:style-name="T37">game design </text:span><text:span text:style-name="T40">discussions </text:span><text:span text:style-name="T37">and QA </text:span><text:span text:style-name="T40">process</text:span><text:span text:style-name="T37">. And I wrote one piano jingle for the game. </text:span><text:span text:style-name="T40">Currently I“m working on a VR game on Unreal Engine.</text:span></text:p>
      <text:p text:style-name="P15">Keywords: <text:span text:style-name="T37">Unity 5, C#, </text:span><text:span text:style-name="T40">Unreal, C++, </text:span><text:span text:style-name="T37">git, Java, SQL, myBatis, Spring Framework, Redis, Zookeeper, AWS, BitBucket</text:span></text:p>
      <text:p text:style-name="P3">2016-201<text:span text:style-name="T37">7</text:span>, Oriplay games, Developer</text:p>
      <text:p text:style-name="P7">This was a part-time gig to get some money<text:span text:style-name="T29"> (I worked in evenings after working a full day at Lostwood)</text:span>. A small team was working on a hidden object game, when their only programmer <text:span text:style-name="T40">left. </text:span>I was hired to finish his job.<text:span text:style-name="T24"> I had to do mostly polishing and bugfixes</text:span><text:span text:style-name="T40"> (a lot!)</text:span><text:span text:style-name="T24">, but have also added several new features and rewritten / heavily refactored some of core game components. I stopped </text:span><text:soft-page-break/><text:span text:style-name="T24">working on the project, because it was not worth it.</text:span><text:span text:style-name="T40"> Before I started, game was hardly playable. At the time I left, game was completable.</text:span></text:p>
      <text:p text:style-name="P7">Keywords: C++, Lua, <text:span text:style-name="T25">git, imagemagick</text:span></text:p>
      <text:p text:style-name="P3">2015-2016, <text:a xlink:type="simple" xlink:href="http://www.thelostwood.com/" text:style-name="Internet_20_link" text:visited-style-name="Visited_20_Internet_20_Link">Lostwood </text:a><text:a xlink:type="simple" xlink:href="http://www.thelostwood.com/" text:style-name="Internet_20_link" text:visited-style-name="Visited_20_Internet_20_Link"><text:span text:style-name="T26">G</text:span></text:a><text:a xlink:type="simple" xlink:href="http://www.thelostwood.com/" text:style-name="Internet_20_link" text:visited-style-name="Visited_20_Internet_20_Link">ames</text:a>, Developer</text:p>
      <text:p text:style-name="P7">During this time I was the <text:span text:style-name="T40">only</text:span> programmer on the game Leviathan: the Cargo (http://store.steampowered.com/app/411130/). I was also responsible for managing our <text:span text:style-name="T25">svn</text:span> server<text:span text:style-name="T40"> and all team's tech issues.</text:span></text:p>
      <text:p text:style-name="P7"><text:span text:style-name="T25">K</text:span>eywords: Unity 5, C#, Steam<text:span text:style-name="T25">, svn, Trello, Slack</text:span></text:p>
      <text:p text:style-name="P4">201<text:span text:style-name="T25">4</text:span>-201<text:span text:style-name="T25">5</text:span>, <text:a xlink:type="simple" xlink:href="http://www.en.nita.ru/" text:style-name="Internet_20_link" text:visited-style-name="Visited_20_Internet_20_Link"><text:span text:style-name="T25">NITA</text:span></text:a>, Developer</text:p>
      <text:p text:style-name="P9">I was a software developer working on a part of an air traffic control solution, that was responsible for recording, playback and export of different kinds of information that was important for ATC (voice communications between flight operators and pilots, camera feeds, flight schedules, <text:span text:style-name="T40">etc</text:span>). My main job was to support and improve the module that worked with audio information.</text:p>
      <text:p text:style-name="P8"><text:span text:style-name="T25">K</text:span>eywords: <text:span text:style-name="T25">C++, Python, bash, git, Qt, boost, DSP, libsnd, libvorbis, ffmpeg, Redmine, Jenkins</text:span></text:p>
      <text:p text:style-name="P6">2011-2013<text:span text:style-name="T26">, </text:span><text:a xlink:type="simple" xlink:href="http://www.thelostwood.com/" text:style-name="Internet_20_link" text:visited-style-name="Visited_20_Internet_20_Link"><text:span text:style-name="T26">Lostwood </text:span></text:a><text:a xlink:type="simple" xlink:href="http://www.thelostwood.com/" text:style-name="Internet_20_link" text:visited-style-name="Visited_20_Internet_20_Link"><text:span text:style-name="T26">G</text:span></text:a><text:a xlink:type="simple" xlink:href="http://www.thelostwood.com/" text:style-name="Internet_20_link" text:visited-style-name="Visited_20_Internet_20_Link"><text:span text:style-name="T26">ames</text:span></text:a><text:span text:style-name="T26">, Developer</text:span></text:p>
      <text:p text:style-name="P10"><text:span text:style-name="T40">First several months I worked part-time </text:span>while <text:span text:style-name="T27">also </text:span>working <text:span text:style-name="T27">as a blacksmith apprentice</text:span>, then I moved to full-time.</text:p>
      <text:p text:style-name="P24">I worked on two projects there. The first one was a prototype of a 2.5D platformer with RPG elements and destructible environment, I was the junior developer in a team of two.<text:span text:style-name="T40"> We wrote our own engine.</text:span></text:p>
      <text:p text:style-name="P24">The prototype was dropped, then we made a switch to Unity, and I worked on Leviathan: the Last Day of the Decade (http://store.steampowered.com/app/328270/).<text:span text:style-name="T40"> I was the only developer on the project.</text:span></text:p>
      <text:p text:style-name="P13"><text:span text:style-name="T18">Keywords: C++, DirectX, Lua, tinyxml, Unity, C#, svn, iOS, </text:span><text:span text:style-name="T19">Steam, php</text:span><text:span text:style-name="T21">, Assembla</text:span></text:p>
      <text:p text:style-name="P22">Languages</text:p>
      <text:list xml:id="list134610003039125" text:continue-numbering="true" text:style-name="L1">
        <text:list-item>
          <text:p text:style-name="P33">Russian - native proficiency</text:p>
        </text:list-item>
        <text:list-item>
          <text:p text:style-name="P35">English - fluent (118/120 on TOEFL in 2013)</text:p>
        </text:list-item>
        <text:list-item>
          <text:p text:style-name="P36">German - <text:span text:style-name="T28">B1 level I think. Can read and write with a vocabulary, but haven't had any listening/speaking practice during the last few years</text:span></text:p>
        </text:list-item>
        <text:list-item>
          <text:p text:style-name="P37">Korean - currently actively learning. Can have simple conversations</text:p>
        </text:list-item>
      </text:list>
      <text:p text:style-name="P20">Personal interests</text:p>
      <text:list xml:id="list134610164359055" text:continue-numbering="true" text:style-name="L1">
        <text:list-item>
          <text:p text:style-name="P34">Music. I like playing in bands, singing in choirs, writing original stuff and repairing music instruments</text:p>
        </text:list-item>
        <text:list-item>
          <text:p text:style-name="P38">Video games. Hardcore, competitive and adventure games are my favourites. Back in Russia I was an active member of the competitive fighting game community, helped organize tournamets, commentated the largest Russian tournament. Basically, was a minor public pers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Courier New" svg:font-family="'Courier New'" style:font-family-generic="modern"/>
    <style:font-face style:name="DejaVu Sans1" svg:font-family="'DejaVu Sans'" style:font-family-generic="swiss"/>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Source Han Sans Regular" svg:font-family="'Source Han Sans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Source Han Sans Regular"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font-name-asian="Source Han Sans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loext:contextual-spacing="false" fo:orphans="0" fo:widows="0" style:text-autospace="none" style:writing-mode="lr-tb"/>
      <style:text-properties style:use-window-font-color="true" style:font-name="Arial" fo:font-family="Arial" style:font-family-generic="swiss" style:font-pitch="variable" fo:font-size="10pt" fo:language="ru" fo:country="RU"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ource Han Sans Regular" style:font-family-asian="'Source Han Sans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212cm" fo:margin-bottom="0cm" loext:contextual-spacing="false" fo:keep-with-next="always"/>
      <style:text-properties fo:font-size="14pt" fo:language="ru" fo:country="RU" fo:font-weight="bold" style:font-size-asian="14pt" style:font-weight-asian="bold" style:font-name-complex="Arial" style:font-family-complex="Arial" style:font-family-generic-complex="swiss" style:font-pitch-complex="variable" style:font-size-complex="12pt" style:font-weight-complex="bold"/>
    </style:style>
    <style:style style:name="Heading_20_2" style:display-name="Heading 2" style:family="paragraph" style:parent-style-name="Standard" style:next-style-name="Standard" style:default-outline-level="2" style:class="text">
      <style:paragraph-properties fo:margin-top="0.847cm" fo:margin-bottom="0cm" loext:contextual-spacing="false" fo:text-align="justify" style:justify-single-word="false" fo:keep-with-next="always"/>
      <style:text-properties fo:font-size="12pt" fo:language="ru" fo:country="RU" fo:font-weight="bold" style:font-size-asian="12pt" style:font-weight-asian="bold" style:font-name-complex="Arial" style:font-family-complex="Arial" style:font-family-generic-complex="swiss"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with-next="always"/>
      <style:text-properties style:font-name="Arial" fo:font-family="Arial" style:font-family-generic="swiss" style:font-pitch="variable" fo:font-size="11pt" style:text-underline-style="solid" style:text-underline-width="auto" style:text-underline-color="font-color" fo:font-weight="bold" style:font-size-asian="11pt" style:font-weight-asian="bold" style:font-name-complex="Arial" style:font-family-complex="Arial" style:font-family-generic-complex="swiss" style:font-pitch-complex="variable" style:font-size-complex="11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with-next="always"/>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212cm" fo:margin-bottom="0cm" loext:contextual-spacing="false" fo:orphans="2" fo:widows="2" fo:keep-with-next="always"/>
      <style:text-properties style:font-name="Arial" fo:font-family="Arial" style:font-family-generic="swiss" style:font-pitch="variable" fo:font-size="12pt" fo:language="en" fo:country="US" style:text-underline-style="solid" style:text-underline-width="auto" style:text-underline-color="font-color" fo:font-weight="bold" style:font-size-asian="12pt" style:font-weight-asian="bold" style:font-name-complex="Arial" style:font-family-complex="Arial" style:font-family-generic-complex="swiss" style:font-pitch-complex="variable" style:font-size-complex="12pt" style:font-weight-complex="bold"/>
    </style:style>
    <style:style style:name="Heading_20_6" style:display-name="Heading 6" style:family="paragraph" style:parent-style-name="Standard" style:next-style-name="Standard" style:default-outline-level="6" style:class="text">
      <style:paragraph-properties fo:orphans="2" fo:widows="2" fo:keep-with-next="always"/>
      <style:text-properties style:font-name="Arial" fo:font-family="Arial" style:font-family-generic="swiss" style:font-pitch="variable" fo:language="ru" fo:country="RU" fo:font-weight="bold" style:font-weight-asian="bold" style:font-name-complex="Arial" style:font-family-complex="Arial" style:font-family-generic-complex="swiss" style:font-pitch-complex="variable" style:font-weight-complex="bold"/>
    </style:style>
    <style:style style:name="Text_20_body_20_indent" style:display-name="Text body indent" style:family="paragraph" style:parent-style-name="Standard" style:class="text">
      <style:paragraph-properties fo:margin-left="0cm" fo:margin-right="0cm" fo:text-align="justify" style:justify-single-word="false" fo:text-indent="0.501cm" style:auto-text-indent="false"/>
      <style:text-properties style:font-name="Arial" fo:font-family="Arial" style:font-family-generic="swiss" style:font-pitch="variable" fo:font-size="12pt" fo:language="en" fo:country="US" style:font-size-asian="12pt" style:font-name-complex="Arial" style:font-family-complex="Arial" style:font-family-generic-complex="swiss" style:font-pitch-complex="variable" style:font-size-complex="12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Comment_20_Text" style:display-name="Comment Text" style:family="paragraph" style:parent-style-name="Standard"/>
    <style:style style:name="Horizontal_20_Line" style:display-name="Horizontal Line" style:family="paragraph" style:parent-style-name="Standard" style:next-style-name="Text_20_body" style:class="html">
      <style:paragraph-properties fo:margin-top="0.212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21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WW8Num1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language="en" fo:country="US"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Comment_20_Reference" style:display-name="Comment Reference" style:family="text">
      <style:text-properties fo:font-size="8pt" style:font-size-asian="8pt" style:font-size-complex="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2.49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istrator</meta:initial-creator>
    <meta:creation-date>2005-07-11T08:00:00</meta:creation-date>
    <dc:date>2018-02-01T13:46:09.095000000</dc:date>
    <meta:print-date>2015-05-20T01:31:00</meta:print-date>
    <meta:editing-cycles>186</meta:editing-cycles>
    <meta:editing-duration>PT11H49M47S</meta:editing-duration>
    <meta:generator>LibreOffice/5.4.0.3$Windows_X86_64 LibreOffice_project/7556cbc6811c9d992f4064ab9287069087d7f62c</meta:generator>
    <meta:document-statistic meta:table-count="0" meta:image-count="0" meta:object-count="0" meta:page-count="2" meta:paragraph-count="47" meta:word-count="694" meta:character-count="4476" meta:non-whitespace-character-count="3828"/>
  </office:meta>
</office:document-meta>
</file>